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000000360F1B06C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15.75cm" draw:z-index="0"><draw:image xlink:href="Pictures/100000000000048000000360F1B06C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6:06:18.959000000</meta:creation-date>
    <dc:date>2015-03-06T16:06:40.865000000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